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cm" svg:height="1.7cm" svg:x="6.9cm" svg:y="1.3cm">
          <text:p text:style-name="P1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9cm" svg:height="2.6cm" svg:x="0.5cm" svg:y="3.8cm">
          <text:p text:style-name="P1">Input “Please input radius and depth of pool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9.2cm" svg:height="3.8cm" svg:x="5cm" svg:y="7.6cm">
          <text:p text:style-name="P1">answer ← <text:s/>radius**2 *pi * depth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9cm" svg:height="4.1cm" svg:x="6cm" svg:y="12.4cm">
          <text:p text:style-name="P1">Litres ← answer*10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9.4cm" svg:height="4cm" svg:x="1.1cm" svg:y="18cm">
          <text:p text:style-name="P1">Output “you will need litres to fill your pool” +litr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6.9cm" svg:height="1.7cm" svg:x="6.5cm" svg:y="23.5cm">
          <text:p text:style-name="P1">End 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10.4cm" svg:y1="3.1cm" svg:x2="9.9cm" svg:y2="3.9cm">
          <text:p/>
        </draw:line>
        <draw:line draw:style-name="gr2" draw:text-style-name="P1" draw:layer="layout" svg:x1="10cm" svg:y1="6.4cm" svg:x2="9.6cm" svg:y2="7.9cm">
          <text:p/>
        </draw:line>
        <draw:line draw:style-name="gr2" draw:text-style-name="P1" draw:layer="layout" svg:x1="9.6cm" svg:y1="11.4cm" svg:x2="10cm" svg:y2="12.4cm">
          <text:p/>
        </draw:line>
        <draw:line draw:style-name="gr2" draw:text-style-name="P1" draw:layer="layout" svg:x1="9.9cm" svg:y1="16.6cm" svg:x2="10.8cm" svg:y2="18cm">
          <text:p/>
        </draw:line>
        <draw:line draw:style-name="gr2" draw:text-style-name="P1" draw:layer="layout" svg:x1="10.7cm" svg:y1="22.1cm" svg:x2="9.8cm" svg:y2="2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2:29:02.503000000</meta:creation-date>
    <dc:date>2014-09-16T12:42:06.042000000</dc:date>
    <meta:editing-duration>P0D</meta:editing-duration>
    <meta:editing-cycles>1</meta:editing-cycles>
    <meta:document-statistic meta:object-count="11"/>
    <meta:generator>LibreOffice/4.2.5.2$Windows_x86 LibreOffice_project/61cb170a04bb1f12e77c884eab9192be736ec5f5</meta:generator>
  </office:meta>
</office:document-meta>
</file>